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rtHeaderRenderer.getTableCellRendererComponent( JTable table , Object value , boolean isSelected , boolean hasFocus , int row , int co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ortHeaderRenderer.SortHeader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